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mic Sans MS" svg:font-family="'Comic Sans MS', cursive"/>
    <style:font-face style:name="arial" svg:font-family="arial, helvetica, sans-serif"/>
    <style:font-face style:name="Arial Unicode MS2"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Unicode MS1" svg:font-family="'Arial Unicode MS'"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font-size="15pt" officeooo:paragraph-rsid="00193ec3" style:font-size-asian="15pt" style:font-size-complex="15pt"/>
    </style:style>
    <style:style style:name="P2" style:family="paragraph" style:parent-style-name="Preformatted_20_Text">
      <style:text-properties officeooo:paragraph-rsid="00193ec3"/>
    </style:style>
    <style:style style:name="P3" style:family="paragraph" style:parent-style-name="Preformatted_20_Text">
      <style:text-properties fo:color="#00a933" fo:font-size="12pt" fo:font-weight="bold" style:font-size-asian="12pt" style:font-weight-asian="bold" style:font-size-complex="12pt" style:font-weight-complex="bold"/>
    </style:style>
    <style:style style:name="P4" style:family="paragraph" style:parent-style-name="Preformatted_20_Text">
      <style:text-properties fo:color="#00a933" fo:font-size="12pt" fo:font-weight="bold" fo:background-color="#ffff00" style:font-size-asian="12pt" style:font-weight-asian="bold" style:font-size-complex="12pt" style:font-weight-complex="bold"/>
    </style:style>
    <style:style style:name="P5" style:family="paragraph" style:parent-style-name="Preformatted_20_Text">
      <style:text-properties fo:color="#00a933" fo:font-size="12pt" fo:font-weight="bold" officeooo:paragraph-rsid="001d30eb" fo:background-color="#ffff00" style:font-size-asian="12pt" style:font-weight-asian="bold" style:font-size-complex="12pt" style:font-weight-complex="bold"/>
    </style:style>
    <style:style style:name="P6" style:family="paragraph" style:parent-style-name="Preformatted_20_Text">
      <style:text-properties fo:font-size="12pt" style:font-size-asian="12pt" style:font-size-complex="12pt"/>
    </style:style>
    <style:style style:name="P7" style:family="paragraph" style:parent-style-name="Standard">
      <style:text-properties officeooo:rsid="00122dbd" officeooo:paragraph-rsid="00122dbd"/>
    </style:style>
    <style:style style:name="P8" style:family="paragraph" style:parent-style-name="Standard">
      <style:text-properties officeooo:paragraph-rsid="001341f9"/>
    </style:style>
    <style:style style:name="P9" style:family="paragraph" style:parent-style-name="Standard">
      <style:text-properties officeooo:paragraph-rsid="0014bb3b"/>
    </style:style>
    <style:style style:name="P10" style:family="paragraph" style:parent-style-name="Standard">
      <style:text-properties officeooo:paragraph-rsid="0015e8f9"/>
    </style:style>
    <style:style style:name="P11" style:family="paragraph" style:parent-style-name="Standard">
      <style:text-properties officeooo:paragraph-rsid="001798ea"/>
    </style:style>
    <style:style style:name="P12" style:family="paragraph" style:parent-style-name="Standard">
      <style:text-properties fo:font-size="12pt" officeooo:paragraph-rsid="001798ea" style:font-size-asian="12pt" style:font-size-complex="12pt"/>
    </style:style>
    <style:style style:name="P13" style:family="paragraph" style:parent-style-name="Standard">
      <style:text-properties officeooo:paragraph-rsid="00193ec3"/>
    </style:style>
    <style:style style:name="P14" style:family="paragraph" style:parent-style-name="Standard">
      <style:text-properties officeooo:paragraph-rsid="0019884e"/>
    </style:style>
    <style:style style:name="P15" style:family="paragraph" style:parent-style-name="Standard">
      <style:paragraph-properties fo:text-align="center" style:justify-single-word="false"/>
      <style:text-properties fo:font-size="22pt" officeooo:paragraph-rsid="001f8328" style:font-size-asian="22pt" style:font-size-complex="22pt"/>
    </style:style>
    <style:style style:name="P16" style:family="paragraph" style:parent-style-name="Standard">
      <style:paragraph-properties fo:text-align="center" style:justify-single-word="false"/>
      <style:text-properties officeooo:paragraph-rsid="001f8328" fo:background-color="#dde8cb"/>
    </style:style>
    <style:style style:name="P17" style:family="paragraph" style:parent-style-name="Standard">
      <style:text-properties fo:color="#000000"/>
    </style:style>
    <style:style style:name="P18" style:family="paragraph" style:parent-style-name="Text_20_body">
      <style:text-properties officeooo:paragraph-rsid="00193ec3"/>
    </style:style>
    <style:style style:name="P19" style:family="paragraph" style:parent-style-name="Text_20_body">
      <style:text-properties fo:font-variant="normal" fo:text-transform="none" fo:color="#0000ff" style:text-line-through-style="none" style:text-line-through-type="none" style:font-name="Comic Sans MS" fo:font-size="14pt" fo:font-style="normal" style:text-underline-style="none" officeooo:paragraph-rsid="0019884e" style:text-blinking="false"/>
    </style:style>
    <style:style style:name="P20" style:family="paragraph" style:parent-style-name="Text_20_body">
      <style:paragraph-properties fo:margin-top="0cm" fo:margin-bottom="0cm" loext:contextual-spacing="false" fo:text-align="start" style:justify-single-word="false"/>
      <style:text-properties fo:font-variant="normal" fo:text-transform="none" fo:color="#0000ff" style:text-line-through-style="none" style:text-line-through-type="none" style:font-name="Comic Sans MS" fo:font-size="14pt" fo:font-style="normal" style:text-underline-style="none" style:text-blinking="false"/>
    </style:style>
    <style:style style:name="P21" style:family="paragraph" style:parent-style-name="Text_20_body">
      <style:paragraph-properties fo:margin-top="0cm" fo:margin-bottom="0cm" loext:contextual-spacing="false" fo:text-align="start" style:justify-single-word="false"/>
      <style:text-properties fo:font-variant="normal" fo:text-transform="none" fo:color="#0000ff" style:text-line-through-style="none" style:text-line-through-type="none" style:font-name="Comic Sans MS" fo:font-size="14pt" fo:font-style="normal" style:text-underline-style="none" officeooo:paragraph-rsid="0019884e" style:text-blinking="false"/>
    </style:style>
    <style:style style:name="P22" style:family="paragraph" style:parent-style-name="Standard">
      <style:paragraph-properties fo:text-align="center" style:justify-single-word="false"/>
      <style:text-properties fo:font-size="32pt" fo:font-weight="bold" officeooo:rsid="00209e25" officeooo:paragraph-rsid="00209e25" style:font-size-asian="32pt" style:font-weight-asian="bold" style:font-size-complex="32pt" style:font-weight-complex="bold"/>
    </style:style>
    <style:style style:name="P23" style:family="paragraph" style:parent-style-name="Standard">
      <style:text-properties fo:font-size="18pt" fo:font-weight="bold" style:font-size-asian="18pt" style:font-weight-asian="bold" style:font-size-complex="18pt" style:font-weight-complex="bold"/>
    </style:style>
    <style:style style:name="P24" style:family="paragraph" style:parent-style-name="Standard" style:list-style-name="L1"/>
    <style:style style:name="P25" style:family="paragraph" style:parent-style-name="Standard" style:list-style-name="L1">
      <style:text-properties officeooo:paragraph-rsid="001341f9"/>
    </style:style>
    <style:style style:name="P26" style:family="paragraph" style:parent-style-name="Standard">
      <style:text-properties style:text-line-through-style="none" style:text-line-through-type="none" style:font-name="Cambria" fo:font-size="11.5pt" style:text-underline-style="none" officeooo:paragraph-rsid="001798ea" style:font-size-asian="11.5pt"/>
    </style:style>
    <style:style style:name="P27" style:family="paragraph" style:parent-style-name="Standard">
      <style:text-properties style:text-line-through-style="none" style:text-line-through-type="none" fo:font-size="12pt" style:text-underline-style="none" officeooo:paragraph-rsid="001798ea" style:font-size-asian="12pt" style:font-size-complex="12pt"/>
    </style:style>
    <style:style style:name="P28" style:family="paragraph" style:parent-style-name="Standard">
      <style:paragraph-properties fo:text-align="center" style:justify-single-word="false"/>
      <style:text-properties fo:font-size="15pt" fo:font-weight="bold" officeooo:paragraph-rsid="001f8328" style:font-size-asian="15pt" style:font-weight-asian="bold" style:font-size-complex="15pt" style:font-weight-complex="bold"/>
    </style:style>
    <style:style style:name="P29" style:family="paragraph" style:parent-style-name="Standard">
      <style:paragraph-properties fo:text-align="center" style:justify-single-word="false"/>
      <style:text-properties fo:font-weight="bold" officeooo:paragraph-rsid="001f8328" fo:background-color="#dde8cb" style:font-weight-asian="bold" style:font-weight-complex="bold"/>
    </style:style>
    <style:style style:name="P30" style:family="paragraph" style:parent-style-name="Standard">
      <style:text-properties fo:color="#0000ff" style:font-name="Comic Sans MS" fo:font-size="14pt" officeooo:paragraph-rsid="0019884e"/>
    </style:style>
    <style:style style:name="P31" style:family="paragraph" style:parent-style-name="Standard">
      <style:paragraph-properties fo:margin-left="0cm" fo:margin-right="0cm" fo:margin-top="0.423cm" fo:margin-bottom="0cm" loext:contextual-spacing="false" fo:line-height="115%" fo:text-align="start" style:justify-single-word="false" fo:text-indent="0cm" style:auto-text-indent="false" style:writing-mode="lr-tb">
        <style:tab-stops>
          <style:tab-stop style:position="0cm"/>
        </style:tab-stops>
      </style:paragraph-properties>
      <style:text-properties fo:color="#c9211e"/>
    </style:style>
    <style:style style:name="P32" style:family="paragraph" style:parent-style-name="Standard">
      <style:paragraph-properties fo:margin-top="0cm" fo:margin-bottom="0.499cm" loext:contextual-spacing="false"/>
      <style:text-properties fo:color="#c9211e"/>
    </style:style>
    <style:style style:name="P33" style:family="paragraph" style:parent-style-name="Standard_20__28_user_29_">
      <style:text-properties officeooo:paragraph-rsid="0022abd6"/>
    </style:style>
    <style:style style:name="P34" style:family="paragraph" style:parent-style-name="Standard_20__28_user_29_">
      <style:paragraph-properties fo:text-align="start" style:justify-single-word="false"/>
      <style:text-properties fo:color="#c9211e" officeooo:paragraph-rsid="0022abd6"/>
    </style:style>
    <style:style style:name="P35" style:family="paragraph" style:parent-style-name="Standard_20__28_user_29_">
      <style:paragraph-properties fo:margin-left="0cm" fo:margin-right="0cm" fo:margin-top="0.423cm" fo:margin-bottom="0cm" loext:contextual-spacing="false" fo:line-height="115%" fo:text-align="center" style:justify-single-word="false" fo:text-indent="0cm" style:auto-text-indent="false" style:writing-mode="lr-tb">
        <style:tab-stops>
          <style:tab-stop style:position="0cm"/>
        </style:tab-stops>
      </style:paragraph-properties>
    </style:style>
    <style:style style:name="P36" style:family="paragraph" style:parent-style-name="Standard_20__28_user_29_">
      <style:paragraph-properties fo:margin-left="0cm" fo:margin-right="0cm" fo:margin-top="0.423cm" fo:margin-bottom="0cm" loext:contextual-spacing="false" fo:line-height="115%" fo:text-align="start" style:justify-single-word="false" fo:text-indent="0cm" style:auto-text-indent="false" style:writing-mode="lr-tb">
        <style:tab-stops>
          <style:tab-stop style:position="0cm"/>
        </style:tab-stops>
      </style:paragraph-properties>
    </style:style>
    <style:style style:name="P37" style:family="paragraph" style:parent-style-name="Standard_20__28_user_29_">
      <style:paragraph-properties fo:margin-left="0cm" fo:margin-right="0cm" fo:margin-top="0.423cm" fo:margin-bottom="0cm" loext:contextual-spacing="false" fo:line-height="115%" fo:text-align="start" style:justify-single-word="false" fo:text-indent="0cm" style:auto-text-indent="false" style:writing-mode="lr-tb">
        <style:tab-stops>
          <style:tab-stop style:position="0cm"/>
        </style:tab-stops>
      </style:paragraph-properties>
      <style:text-properties fo:color="#c9211e"/>
    </style:style>
    <style:style style:name="P38" style:family="paragraph" style:parent-style-name="Standard_20__28_user_29_">
      <style:paragraph-properties fo:margin-top="0cm" fo:margin-bottom="0.499cm" loext:contextual-spacing="false"/>
      <style:text-properties fo:color="#c9211e"/>
    </style:style>
    <style:style style:name="P39" style:family="paragraph" style:parent-style-name="TWO_5f_OBJECTS_7e_LT_7e_Gliederung_20_1">
      <style:paragraph-properties fo:margin-left="0cm" fo:margin-right="0cm" fo:margin-top="0.423cm" fo:margin-bottom="0cm" loext:contextual-spacing="false" style:line-height-at-least="0.353cm" fo:text-align="start" style:justify-single-word="false" fo:text-indent="0cm" style:auto-text-indent="false">
        <style:tab-stops>
          <style:tab-stop style:position="0cm"/>
        </style:tab-stops>
      </style:paragraph-properties>
      <style:text-properties fo:color="#c9211e"/>
    </style:style>
    <style:style style:name="P40" style:family="paragraph" style:parent-style-name="TWO_5f_OBJECTS_7e_LT_7e_Gliederung_20_1">
      <style:paragraph-properties fo:margin-left="0cm" fo:margin-right="0cm" fo:margin-top="0.423cm" fo:margin-bottom="0cm" loext:contextual-spacing="false" fo:line-height="115%" fo:text-align="start" style:justify-single-word="false" fo:text-indent="0cm" style:auto-text-indent="false" style:writing-mode="lr-tb">
        <style:tab-stops>
          <style:tab-stop style:position="0cm"/>
        </style:tab-stops>
      </style:paragraph-properties>
      <style:text-properties fo:color="#c9211e"/>
    </style:style>
    <style:style style:name="P41" style:family="paragraph" style:parent-style-name="TWO_5f_OBJECTS_7e_LT_7e_Gliederung_20_1">
      <style:paragraph-properties fo:margin-left="0cm" fo:margin-right="0cm" fo:margin-top="0cm" fo:margin-bottom="0cm" loext:contextual-spacing="false" style:line-height-at-least="0.353cm" fo:text-indent="0cm" style:auto-text-indent="false">
        <style:tab-stops>
          <style:tab-stop style:position="0cm"/>
        </style:tab-stops>
      </style:paragraph-properties>
      <style:text-properties fo:color="#c9211e"/>
    </style:style>
    <style:style style:name="T1" style:family="text">
      <style:text-properties officeooo:rsid="00122dbd"/>
    </style:style>
    <style:style style:name="T2" style:family="text">
      <style:text-properties officeooo:rsid="0014bb3b"/>
    </style:style>
    <style:style style:name="T3" style:family="text">
      <style:text-properties officeooo:rsid="0015e8f9"/>
    </style:style>
    <style:style style:name="T4" style:family="text">
      <style:text-properties fo:font-size="16pt" style:font-size-asian="16pt"/>
    </style:style>
    <style:style style:name="T5" style:family="text">
      <style:text-properties style:text-line-through-style="none" style:text-line-through-type="none" style:font-name="Cambria" fo:font-size="11.5pt" style:text-underline-style="none" style:font-size-asian="11.5pt"/>
    </style:style>
    <style:style style:name="T6" style:family="text">
      <style:text-properties style:text-line-through-style="none" style:text-line-through-type="none" style:font-name="Cambria" fo:font-size="11.5pt" style:text-underline-style="none" officeooo:rsid="001798ea" style:font-size-asian="11.5pt"/>
    </style:style>
    <style:style style:name="T7" style:family="text">
      <style:text-properties style:text-line-through-style="none" style:text-line-through-type="none" style:font-name="Cambria" style:text-underline-style="none"/>
    </style:style>
    <style:style style:name="T8" style:family="text">
      <style:text-properties style:text-line-through-style="none" style:text-line-through-type="none" style:text-underline-style="none"/>
    </style:style>
    <style:style style:name="T9" style:family="text">
      <style:text-properties fo:color="#000000"/>
    </style:style>
    <style:style style:name="T10" style:family="text">
      <style:text-properties fo:color="#000000" style:font-name="arial"/>
    </style:style>
    <style:style style:name="T11" style:family="text">
      <style:text-properties style:font-name="Comic Sans MS" fo:font-size="14pt"/>
    </style:style>
    <style:style style:name="T12" style:family="text">
      <style:text-properties style:font-name="Comic Sans MS" fo:font-size="14pt" officeooo:rsid="00193ec3"/>
    </style:style>
    <style:style style:name="T13" style:family="text">
      <style:text-properties fo:color="#0000ff" style:font-name="Comic Sans MS" fo:font-size="14pt"/>
    </style:style>
    <style:style style:name="T14" style:family="text">
      <style:text-properties fo:color="#0000ff" style:font-name="Comic Sans MS" fo:font-size="14pt" officeooo:rsid="0019884e"/>
    </style:style>
    <style:style style:name="T15" style:family="text">
      <style:text-properties officeooo:rsid="0019884e"/>
    </style:style>
    <style:style style:name="T16" style:family="text">
      <style:text-properties fo:font-weight="bold" style:font-weight-asian="bold" style:font-weight-complex="bold"/>
    </style:style>
    <style:style style:name="T17" style:family="text">
      <style:text-properties fo:font-weight="bold" officeooo:rsid="001f8328" style:font-weight-asian="bold"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color="#ff4000"/>
    </style:style>
    <style:style style:name="T21" style:family="text">
      <style:text-properties fo:color="#ffffff" style:font-name="Arial" fo:font-size="22pt" fo:letter-spacing="normal" style:font-size-asian="22pt"/>
    </style:style>
    <style:style style:name="T22" style:family="text">
      <style:text-properties fo:color="#ffffff" style:font-name="Arial" fo:font-size="35pt" fo:letter-spacing="normal" style:font-size-asian="35pt"/>
    </style:style>
    <style:style style:name="T23" style:family="text">
      <style:text-properties fo:color="#ffffff" fo:font-size="22pt" style:font-size-asian="22pt"/>
    </style:style>
    <style:style style:name="T24" style:family="text">
      <style:text-properties fo:color="#ffffff" fo:font-size="22pt" fo:font-weight="bold" style:font-size-asian="22pt" style:font-weight-asian="bold"/>
    </style:style>
    <style:style style:name="T25" style:family="text">
      <style:text-properties style:font-name="Arial" fo:font-size="22pt" fo:letter-spacing="normal" style:font-size-asian="22pt"/>
    </style:style>
    <style:style style:name="T26" style:family="text">
      <style:text-properties style:font-name="Arial" fo:font-size="35pt" fo:letter-spacing="normal" style:font-size-asian="35pt"/>
    </style:style>
    <style:style style:name="T27" style:family="text">
      <style:text-properties fo:color="#ffff00" style:font-name="Arial" fo:font-size="22pt" fo:letter-spacing="normal" fo:font-weight="bold" style:font-size-asian="22pt" style:font-weight-asian="bold"/>
    </style:style>
    <style:style style:name="T28" style:family="text">
      <style:text-properties fo:font-size="22pt" style:font-size-asian="22pt"/>
    </style:style>
    <style:style style:name="T29" style:family="text">
      <style:text-properties fo:font-size="22pt" fo:font-weight="bold" style:font-size-asian="22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jet FAO</text:p>
      <text:p text:style-name="P23"/>
      <text:p text:style-name="Standard"><text:span text:style-name="T19">l'Organisation des Nations Unies pour l'alimentation et l'agriculture (FAO)</text:span> </text:p>
      <text:p text:style-name="Standard"/>
      <text:p text:style-name="P9">Les bilans alimentaires donnent une idée d'ensemble de la composition des approvisionnements alimentaires d'un pays durant une période spécifiée</text:p>
      <text:p text:style-name="P9">les bilans alimentaires servent également à l'examen détaillé et <text:span text:style-name="T2">à</text:span> l'analyse, l'évaluation de la situation alimentaire et agricole mondiale </text:p>
      <text:p text:style-name="P9"/>
      <text:p text:style-name="P7">Nous pouvons traiter les données sous différents aspect et obtenir des informations sur :</text:p>
      <text:p text:style-name="P7"/>
      <text:list xml:id="list733537915" text:style-name="L1">
        <text:list-item>
          <text:p text:style-name="P24">le<text:span text:style-name="T1">s</text:span> problème<text:span text:style-name="T1">s</text:span> de la nutrition </text:p>
        </text:list-item>
        <text:list-item>
          <text:p text:style-name="P24">pour étudier les besoins des pays </text:p>
        </text:list-item>
        <text:list-item>
          <text:p text:style-name="P24">Les niveaux de la consommation alimentaire </text:p>
        </text:list-item>
        <text:list-item>
          <text:p text:style-name="P25">pour le développement de l'agriculture</text:p>
        </text:list-item>
        <text:list-item>
          <text:p text:style-name="P25">montrent l'évolution des disponibilités alimentaires </text:p>
        </text:list-item>
        <text:list-item>
          <text:p text:style-name="P25">les sources d'approvisionnements et l’ utilisation de produits transformés potentiellement utilisables pour la consommation humaine  …</text:p>
        </text:list-item>
        <text:list-item>
          <text:p text:style-name="P25">Pour obtenir les disponibilités par habitant de chaque denrée utilisée pour la consommation humaine </text:p>
        </text:list-item>
        <text:list-item>
          <text:p text:style-name="P25">à l'établissement des relations entre les disponibilités alimentaires nationales, la famine et la malnutrition, ainsi qu'à l'évaluation des politiques nationales de l'alimentation et de la nutrition </text:p>
        </text:list-item>
      </text:list>
      <text:p text:style-name="P8"><text:s/></text:p>
      <text:p text:style-name="P10">Les bilans ne donnent aucune indication sur les différences de régime alimentaire qui peuvent exister entre divers groupes de population qui se distinguent, par exemple, par la catégorie socio-économique, l'aire écologique ou la zone géographique de résidence, à l'intérieur du même pays. </text:p>
      <text:p text:style-name="P10"><text:s/>Ils ne fournissent pas non plus d'indication sur les variations saisonnières des disponibilités alimentaires. </text:p>
      <text:p text:style-name="Standard"/>
      <text:p text:style-name="P10"><text:span text:style-name="T3">D</text:span>ans la pratique, les données de base sont inévitablement puisées à des sources très variées </text:p>
      <text:p text:style-name="P10">Des inexactitudes et des erreurs peuvent s'introduire à chaque stade de l'élaboration d'un bilan. </text:p>
      <text:p text:style-name="P10">Les limites de ces statistiques devront donc rester présentes à l'esprit de leurs utilisateurs. </text:p>
      <text:p text:style-name="P10">Comme les données de base proviennent de sources diverses, elles courent le risque de manquer de cohérence. </text:p>
      <text:p text:style-name="P10"/>
      <text:p text:style-name="P10">Le plus souvent, la production de subsistance non commercialisée - à savoir la production domestique et les aliments que les ménages tirent de la chasse, de la pêche et de la cueillette - n'est pas incluse, alors qu'elle peut constituer, dans certains pays, une proportion notable des approvisionnements. </text:p>
      <text:p text:style-name="P10"/>
      <text:p text:style-name="P11"><text:s/><text:span text:style-name="T4">Les données </text:span><text:span text:style-name="T6">Nous avons</text:span><text:span text:style-name="T5"> à disposition 5 fichiers : </text:span></text:p>
      <text:p text:style-name="P26"/>
      <text:p text:style-name="P12"><text:span text:style-name="T8">• </text:span><text:span text:style-name="T7">fr_animaux.csv : multiples indicateurs de production des produits animaux en 2013 </text:span></text:p>
      <text:p text:style-name="P27">• fr_population.csv: population mondiale par pays en 2013 </text:p>
      <text:p text:style-name="P12"><text:span text:style-name="T8">• </text:span><text:span text:style-name="T7">fr_vegetaux.csv: multiples indicateurs de production des produits végétaux en 2013 </text:span></text:p>
      <text:p text:style-name="P12"><text:span text:style-name="T8">• </text:span><text:span text:style-name="T7">fr_céréales.csv: quantité de céréales produites au niveau mondial en 2013 </text:span></text:p>
      <text:p text:style-name="P12"><text:soft-page-break/><text:span text:style-name="T8">• </text:span><text:span text:style-name="T7">fr_sousalimentation.csv: nombre de personnes sous alimentées dans le monde de 2013 à 2017. </text:span></text:p>
      <text:p text:style-name="Standard"/>
      <text:p text:style-name="Standard"/>
      <text:p text:style-name="Standard"><text:span text:style-name="Emphasis"><text:span text:style-name="T10">L’étape de connexion aux données consiste à choisir les données à rapatrier, à les filtrer, et le cas échéant à les « nettoyer », afin de générer les tables sur lesquelles s’appuie Power BI pour l’étape de visualisation.</text:span></text:span> </text:p>
      <text:p text:style-name="Standard"><text:span text:style-name="T10">Une fois la connexion aux données établie, il sera souvent nécessaire d’opérer des transformations. Cela se passe dans l’éditeur </text:span><text:span text:style-name="Strong_20_Emphasis"><text:span text:style-name="T10">Power Query</text:span></text:span><text:span text:style-name="T10">.</text:span> </text:p>
      <text:p text:style-name="Standard"/>
      <text:p text:style-name="Standard"/>
      <text:p text:style-name="Standard"/>
      <text:p text:style-name="P15"><text:span text:style-name="T16">Les </text:span><text:span text:style-name="T17">2</text:span><text:span text:style-name="T16"> idées de problématiques :</text:span></text:p>
      <text:p text:style-name="P28"/>
      <text:p text:style-name="P16"><text:span text:style-name="T16">- </text:span><text:span text:style-name="T17">L</text:span><text:span text:style-name="T16">a faim dans le monde résulte t'elle d'un manque de production, de problèmes technologiques ou d'une sur-population ?</text:span></text:p>
      <text:p text:style-name="P29"/>
      <text:p text:style-name="P29">- Comment pensez-vous résoudre la faim dans le monde ?</text:p>
      <text:p text:style-name="P16"><text:span text:style-name="T16">(augmentation de la production <text:s/>Meilleure Répartition des disponibilités </text:span><text:span text:style-name="T17">)</text:span></text:p>
      <text:p text:style-name="Standard"/>
      <text:p text:style-name="P17"><text:span text:style-name="T12">La </text:span><text:span text:style-name="T11">population humaine dépasse aujourd'hui 6,5 milliards d'individus.</text:span> </text:p>
      <text:p text:style-name="Standard"/>
      <text:p text:style-name="P10">Selon des estimations compilées par l'Organisation pour l'alimentation et l'agriculture (FAO), d'ici à 2050, la production alimentaire devra augmenter de 60 % pour nourrir une population mondiale de 9,3 milliards. </text:p>
      <text:p text:style-name="P10"/>
      <text:p text:style-name="P18">Toutefois, produire suffisamment d'aliments pour nourrir la planète ne garantit pas la sécurité alimentaire. La faim existe aujourd'hui alors qu'il y a suffisamment de nourriture pour tous. </text:p>
      <text:p text:style-name="P18">Même si nous augmentons les rendements agricoles de 60 % d'ici à 2050, 300 millions de personnes souffriront de la faim à cause d'un manque d'accès aux vivres. L'accès est essentiel.</text:p>
      <text:p text:style-name="P18">Le plus souvent, les personnes sont sous-alimentées parce qu'elles n'ont pas la capacité de produire suffisamment de nourriture pour leur propre consommation ou les moyens d'en acheter.</text:p>
      <text:p text:style-name="P18">Il est important d'intervenir au niveau mondial, mais nous devons aussi agir avec détermination au niveau local, là où les gens vivent et mangent. Ce ne sont pas les marchés internationaux qui les alimentent. </text:p>
      <text:p text:style-name="P18">Plus de 70 % des pauvres dans le monde vivent dans des régions rurales, et améliorer leurs moyens de subsistance serait un immense pas vers la sécurité alimentaire universelle. </text:p>
      <text:p text:style-name="P18">En produisant, ils peuvent satisfaire leurs besoins alimentaires et approvisionner les marchés locaux. Des coopératives et des associations d'agriculteurs plus développées peuvent leur permettre de mieux s'organiser et leur offrir un meilleur accès aux opportunités.</text:p>
      <text:p text:style-name="P18"><text:line-break/>Le couplage entre l'exploitation à petite échelle et les transferts d'espèces et les programmes travail contre rémunération est une approche innovante de plus en plus utilisée. </text:p>
      <text:p text:style-name="P18">Ainsi, les familles pauvres peuvent acheter des vivres aux agriculteurs locaux. </text:p>
      <text:p text:style-name="P18"><text:soft-page-break/>Cela permet aussi d'injecter de l'argent dans les économies rurales locales et d'instaurer un cycle vertueux où ceux qui étaient auparavant mis à l'écart de l'économie deviennent des consommateurs et, par là même, suscitent la croissance.</text:p>
      <text:p text:style-name="P14"><text:span text:style-name="T13">C'est aussi changer notre mode de consommation. Il faut éviter d'envoyer de l'aide alimentaire mais plutôt soutenir, </text:span><text:span text:style-name="T14">développer</text:span><text:span text:style-name="T13"> l'agriculture locale des P.V.D. </text:span></text:p>
      <text:p text:style-name="P30"/>
      <text:p text:style-name="P14"><text:span text:style-name="T13">Il faut également empêcher les multinationales de s'emparer des terres agricoles des pays pauvres.</text:span> </text:p>
      <text:p text:style-name="P10"/>
      <text:p text:style-name="P13"/>
      <text:p text:style-name="P19">Certains espaces <text:span text:style-name="T15">rencontrent</text:span> néanmoins des difficultés pour répondre au défis alimentaire : une majeur partie des pays d'Afrique et de l'est.</text:p>
      <text:p text:style-name="P19">Cela s'explique par la pauvreté en Afrique ou par la gestion de l'après communisme en Europe de l'est.</text:p>
      <text:p text:style-name="P21">L'Amérique, l'Europe de l'ouest et l'ensemble des pays industrialisés ont bien répondus au défis alimentaire. </text:p>
      <text:p text:style-name="P21">Ils disposent de moyens financiers et techniques pour dévelloper fortement les productions agricoles.</text:p>
      <text:p text:style-name="P21"/>
      <text:p text:style-name="P20">Le faible <text:span text:style-name="T15">accroissement</text:span> démographique à facilité la réponse au défis alimentaire en Asie, au Moyen-Orient, certains états on <text:span text:style-name="T15">développés</text:span> une révolution verte ( transformation importante, modernisation de l'agriculture) pour répondre aux besoins de leur population.</text:p>
      <text:p text:style-name="P13"/>
      <text:p text:style-name="P13">Nous devons tous nous atteler à la tâche pour construire un avenir plus durable et améliorer la sécurité alimentaire en instaurant un dialogue impliquant les organisations internationales, les gouvernements, le secteur privé, la société civile et d'autres acteurs. </text:p>
      <text:p text:style-name="P13"/>
      <text:p text:style-name="P13">Il existe un point de convergence entre la sécurité alimentaire, les changements climatiques et la durabilité qui est essentiel pour la construction d'un avenir plus sain et qu'il faut examiner de plus près. </text:p>
      <text:p text:style-name="P13"/>
      <text:p text:style-name="P13"/>
      <text:p text:style-name="P13"/>
      <text:p text:style-name="P13"/>
      <text:p text:style-name="P13"/>
      <text:p text:style-name="P13"/>
      <text:h text:style-name="P1" text:outline-level="3"><text:soft-page-break/>Question 4 </text:h>
      <text:p text:style-name="P13"/>
      <text:p text:style-name="P2"><text:s/><text:span text:style-name="T18">Ratio "énergie/poids" en kcal/kg pour chaque produit</text:span></text:p>
      <text:p text:style-name="P2"/>
      <text:p text:style-name="P6"># On calcule le ratio par produit</text:p>
      <text:p text:style-name="P6"># On multiple par 1000*1000 car les données sur la nourriture est en millier de tonnes.</text:p>
      <text:p text:style-name="P6"/>
      <text:p text:style-name="P5">df_al["Ratio énergie/poids en kcal/kg"]<text:span text:style-name="T9"> </text:span><text:span text:style-name="T20">=</text:span><text:span text:style-name="T9"> </text:span>(df_al["Disponibilité totale alimentaire (Kcal/jour)"]*365) <text:span text:style-name="T20">/</text:span> (df_al["Nourriture"]*1000*1000)</text:p>
      <text:p text:style-name="P3"/>
      <text:p text:style-name="P6"># La différence d'un pays à l'autre peut être du aux arrondis.</text:p>
      <text:p text:style-name="P6"># Pour les oeufs on s'attendait à une valeur de 1470 kcal par kg.</text:p>
      <text:p text:style-name="P6"># Pourcentage de protéines de chaque produit</text:p>
      <text:p text:style-name="P6"># On multiple par 1000*1000 car les données sur la nourriture est en millier de tonnes. </text:p>
      <text:p text:style-name="P6"/>
      <text:p text:style-name="P4">df_al["Pourcentage de protéines"] <text:span text:style-name="T20">=</text:span> (df_al["Disponibilité totale de protéines en quantité (Kg/jour)"]*365) <text:span text:style-name="T20">/</text:span> (df_al["Nourriture"]*1000*1000)</text:p>
      <text:p text:style-name="P6"/>
      <text:p text:style-name="Preformatted_20_Text"/>
      <text:p text:style-name="Preformatted_20_Text"/>
      <text:p text:style-name="P38"><text:span text:style-name="T26">CONCLUSION</text:span></text:p>
      <text:p text:style-name="P32"/>
      <text:p text:style-name="P34"><text:span text:style-name="T25">Plus de 70 % des pauvres dans le monde vivent <text:s/>dans des régions rurales</text:span></text:p>
      <text:p text:style-name="P37"><text:span text:style-name="T25">Améliorer leurs moyens de subsistance serait un immense pas vers la sécurité alimentaire universelle.</text:span></text:p>
      <text:p text:style-name="P37"><text:span text:style-name="T25"/></text:p>
      <text:p text:style-name="P37"><text:span text:style-name="T27">En produisant, ils peuvent satisfaire leurs besoins alimentaires et approvisionner les marchés locaux</text:span></text:p>
      <text:p text:style-name="P40"><text:soft-page-break/><text:span text:style-name="T25">Nous devons tous nous atteler </text:span><text:span text:style-name="T28">à la tâche pour construire un avenir plus durable et améliorer la sécurité alimentaire en instaurant un dialogue impliquant les organisations internationales, les gouvernements, le secteur privé, les civile et d'autres acteurs...</text:span></text:p>
      <text:p text:style-name="P39"/>
      <text:p text:style-name="P39"><text:span text:style-name="T28">Il existe un point de convergence entre la sécurité alimentaire, les changements climatiques et la durabilité qui est </text:span><text:span text:style-name="T29">essentiel </text:span><text:span text:style-name="T28">pour la construction d'un avenir plus sain et qu'il faut examiner de plus près.</text:span></text:p>
      <text:p text:style-name="P41"/>
      <text:p text:style-name="P31"><text:span text:style-name="T25"/></text:p>
      <text:p text:style-name="P37"/>
      <text:p text:style-name="P33"><text:span text:style-name="T21">ans des régions rurales</text:span></text:p>
      <text:p text:style-name="P35"><text:span text:style-name="T21">Améliorer leurs moyens de subsistance serait un immense pas vers la sécurité alimentaire universelle.</text:span></text:p>
      <text:p text:style-name="P36"/>
      <text:p text:style-name="P36"/>
      <text:p text:style-name="P36"/>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mic Sans MS" svg:font-family="'Comic Sans MS', cursive"/>
    <style:font-face style:name="arial" svg:font-family="arial, helvetica, sans-serif"/>
    <style:font-face style:name="Arial Unicode MS2"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 Unicode MS1" svg:font-family="'Arial Unicode MS'"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ambria1" style:font-family-complex="Cambria"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Cambria1" style:font-family-complex="Cambria"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OBJECT_7e_LT_7e_Gliederung_20_1" style:display-name="OBJEC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mbria1" style:font-family-complex="Cambria"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Cambria1" style:font-family-complex="Cambria"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1" fo:font-family="'Arial Unicode M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mbria1" style:font-family-complex="Cambria"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TWO_5f_OBJECTS_7e_LT_7e_Gliederung_20_1" style:display-name="TWO_OBJECTS~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TWO_5f_OBJECTS_7e_LT_7e_Gliederung_20_2" style:display-name="TWO_OBJECTS~LT~Gliederung 2" style:family="paragraph" style:parent-style-name="TWO_5f_OBJECTS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WO_5f_OBJECTS_7e_LT_7e_Gliederung_20_3" style:display-name="TWO_OBJECTS~LT~Gliederung 3" style:family="paragraph" style:parent-style-name="TWO_5f_OBJECTS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WO_5f_OBJECTS_7e_LT_7e_Gliederung_20_4" style:display-name="TWO_OBJECTS~LT~Gliederung 4" style:family="paragraph" style:parent-style-name="TWO_5f_OBJECTS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WO_5f_OBJECTS_7e_LT_7e_Gliederung_20_5" style:display-name="TWO_OBJECTS~LT~Gliederung 5" style:family="paragraph" style:parent-style-name="TWO_5f_OBJECTS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5f_OBJECTS_7e_LT_7e_Gliederung_20_6" style:display-name="TWO_OBJECTS~LT~Gliederung 6" style:family="paragraph" style:parent-style-name="TWO_5f_OBJECTS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5f_OBJECTS_7e_LT_7e_Gliederung_20_7" style:display-name="TWO_OBJECTS~LT~Gliederung 7" style:family="paragraph" style:parent-style-name="TWO_5f_OBJECTS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5f_OBJECTS_7e_LT_7e_Gliederung_20_8" style:display-name="TWO_OBJECTS~LT~Gliederung 8" style:family="paragraph" style:parent-style-name="TWO_5f_OBJECTS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5f_OBJECTS_7e_LT_7e_Gliederung_20_9" style:display-name="TWO_OBJECTS~LT~Gliederung 9" style:family="paragraph" style:parent-style-name="TWO_5f_OBJECTS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5f_OBJECTS_7e_LT_7e_Titel" style:display-name="TWO_OBJECTS~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TWO_5f_OBJECTS_7e_LT_7e_Untertitel" style:display-name="TWO_OBJECTS~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mbria1" style:font-family-complex="Cambria" style:font-family-generic-complex="system" style:font-pitch-complex="variable" style:font-size-complex="12pt" style:text-emphasize="none"/>
    </style:style>
    <style:style style:name="TWO_5f_OBJECTS_7e_LT_7e_Notizen" style:display-name="TWO_OBJECT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TWO_5f_OBJECTS_7e_LT_7e_Hintergrundobjekte" style:display-name="TWO_OBJECTS~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TWO_5f_OBJECTS_7e_LT_7e_Hintergrund" style:display-name="TWO_OBJECTS~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Standard_7e_LT_7e_Gliederung_20_1" style:display-name="Standard~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mbria1" style:font-family-complex="Cambria"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mbria1" style:font-family-complex="Cambria"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Standard_20_1_7e_LT_7e_Hintergrund" style:display-name="Standard 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Standard_20_2_7e_LT_7e_Gliederung_20_1" style:display-name="Standard 2~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Standard_20_2_7e_LT_7e_Gliederung_20_2" style:display-name="Standard 2~LT~Gliederung 2" style:family="paragraph" style:parent-style-name="Standard_20_2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20_2_7e_LT_7e_Gliederung_20_3" style:display-name="Standard 2~LT~Gliederung 3" style:family="paragraph" style:parent-style-name="Standard_20_2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20_2_7e_LT_7e_Gliederung_20_4" style:display-name="Standard 2~LT~Gliederung 4" style:family="paragraph" style:parent-style-name="Standard_20_2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ndard_20_2_7e_LT_7e_Gliederung_20_5" style:display-name="Standard 2~LT~Gliederung 5" style:family="paragraph" style:parent-style-name="Standard_20_2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6" style:display-name="Standard 2~LT~Gliederung 6" style:family="paragraph" style:parent-style-name="Standard_20_2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7" style:display-name="Standard 2~LT~Gliederung 7" style:family="paragraph" style:parent-style-name="Standard_20_2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8" style:display-name="Standard 2~LT~Gliederung 8" style:family="paragraph" style:parent-style-name="Standard_20_2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Gliederung_20_9" style:display-name="Standard 2~LT~Gliederung 9" style:family="paragraph" style:parent-style-name="Standard_20_2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2_7e_LT_7e_Titel" style:display-name="Standard 2~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 style:font-family-asian="Tahoma" style:font-family-generic-asian="system" style:font-pitch-asian="variable" style:font-size-asian="14pt" style:font-style-asian="normal" style:font-weight-asian="normal" style:font-name-complex="Cambria1" style:font-family-complex="Cambria" style:font-family-generic-complex="system" style:font-pitch-complex="variable" style:font-size-complex="12pt" style:text-emphasize="none"/>
    </style:style>
    <style:style style:name="Standard_20_2_7e_LT_7e_Untertitel" style:display-name="Standard 2~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ambria1" style:font-family-complex="Cambria" style:font-family-generic-complex="system" style:font-pitch-complex="variable" style:font-size-complex="12pt" style:text-emphasize="none"/>
    </style:style>
    <style:style style:name="Standard_20_2_7e_LT_7e_Notizen" style:display-name="Standard 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ambria1" style:font-family-complex="Cambria" style:font-family-generic-complex="system" style:font-pitch-complex="variable" style:font-size-complex="12pt" style:text-emphasize="none"/>
    </style:style>
    <style:style style:name="Standard_20_2_7e_LT_7e_Hintergrundobjekte" style:display-name="Standard 2~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Standard_20_2_7e_LT_7e_Hintergrund" style:display-name="Standard 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ambria1" style:font-family-complex="Cambria"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0T16:29:00</meta:creation-date>
    <meta:initial-creator>Alison Patou</meta:initial-creator>
    <dc:date>2020-12-01T00:22:59.778000000</dc:date>
    <meta:editing-duration>PT1H47M44S</meta:editing-duration>
    <meta:editing-cycles>4</meta:editing-cycles>
    <meta:generator>LibreOffice/6.3.4.2$Windows_X86_64 LibreOffice_project/60da17e045e08f1793c57c00ba83cdfce946d0aa</meta:generator>
    <meta:document-statistic meta:table-count="0" meta:image-count="0" meta:object-count="0" meta:page-count="5" meta:paragraph-count="71" meta:word-count="1224" meta:character-count="8315" meta:non-whitespace-character-count="7124"/>
  </office:meta>
</office:document-meta>
</file>